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BuildList.setLeaf( String lea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List.addBuildFile( Path path , File build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BuildList.get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List.isSkipbuildwithoutiv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List.setExcludeRoot( boolean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List.getOnlydirectd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List.isReve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List.setReverse( boolean rever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List.getLea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List.setSkipbuildwithoutivy( boolean skipBuildFilesWithoutIv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BuildList.getRestartFr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List.getIvyfil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List.setReference( String 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List.setOnlydirectdep( boolean onlydirectd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MissingDescriptor.OnMissing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vyBuildList.setIvyfilepath( String ivy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List.setRoot( String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List.filterModulesFromLeaf( Collection mds , List leafmd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vyBuildList.getOnMissing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List.isExcludeLea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List.onMissingDescriptor( File buildFile , File ivyFile , List noDescrip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vyBuildList.getDelim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List.addFileset( FileSet build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List.setExcludeLeaf( boolean excludeLea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List.processFilterNodeFromRoot( ModuleDescriptor node , Set toKeep , Map moduleIdMa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vyBuildList.setOnMissingDescriptor( String onMissing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List.processFilterNodeFromLeaf( ModuleDescriptor node , Set toKeep , Map moduleIdMa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vyBuildList.setDelimiter( String 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List.isHalt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List.filterModulesFromRoot( Collection mds , List rootmd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vyBuildList.isExclude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List.setHaltonerror( boolean halt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List.getIvyFileFor( File build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List.doExecute(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9">
            <text:p text:style-name="Table_20_Contents">129</text:p>
          </table:table-cell>
        </table:table-row>
        <table:table-row>
          <table:table-cell office:value-type="string">
            <text:p text:style-name="Table_20_Contents">IvyBuildList.ge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List.convertModuleNamesToModuleDescriptors( Collection mds , Set moduleNames , String kin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vyBuildList.setRestartFrom( String restart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